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0.871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ausa</text:p>
          </table:table-cell>
          <table:table-cell table:style-name="ce1" office:value-type="string" calcext:value-type="string">
            <text:p><text:s/>arma</text:p>
          </table:table-cell>
          <table:table-cell table:style-name="ce1" office:value-type="string" calcext:value-type="string">
            <text:p>aeroespacial</text:p>
          </table:table-cell>
          <table:table-cell table:style-name="ce1" office:value-type="string" calcext:value-type="string">
            <text:p>sanitaria</text:p>
          </table:table-cell>
          <table:table-cell table:style-name="ce1" office:value-type="string" calcext:value-type="string">
            <text:p>Finanza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riner Bugs O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Hartford Coliseum Collaps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IA Gives the Soviet Gas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World War III… Almost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edical Machine Kill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all Street Cra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s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AT&amp;T Lines Go Dea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atrior Fails Soldi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Pentium Fails Long Division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Ariane Rocket Goes Boom</text:p>
          </table:table-cell>
          <table:table-cell office:value-type="float" office:value="1.5" calcext:value-type="float">
            <text:p>1,5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Skynet Brings Judgement Da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ars Climate Cr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Disastrous Study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British Passports to Nowhere</text:p>
          </table:table-cell>
          <table:table-cell office:value-type="string" calcext:value-type="string">
            <text:p>1,2,3</text:p>
          </table:table-cell>
          <table:table-cell/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Y2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Dot-Bomb Collapse</text:p>
          </table:table-cell>
          <table:table-cell table:number-columns-repeated="5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Love Viru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Cancer Treatment to Die For</text:p>
          </table:table-cell>
          <table:table-cell office:value-type="string" calcext:value-type="string">
            <text:p>1,6,2</text:p>
          </table:table-cell>
          <table:table-cell table:number-columns-repeated="2"/>
          <table:table-cell office:value-type="string" calcext:value-type="string">
            <text:p>s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EDS Drops Child Suppor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FBI’s Trilogy Terminat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6:22:34.843000000</meta:creation-date>
    <dc:date>2021-03-06T17:23:23.716000000</dc:date>
    <meta:editing-duration>PT20M18S</meta:editing-duration>
    <meta:editing-cycles>1</meta:editing-cycles>
    <meta:document-statistic meta:table-count="1" meta:cell-count="76" meta:object-count="0"/>
    <meta:generator>LibreOffice/7.1.0.3$Windows_X86_64 LibreOffice_project/f6099ecf3d29644b5008cc8f48f42f4a40986e4c</meta:generator>
  </office:meta>
</office:document-meta>
</file>